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351c" officeooo:paragraph-rsid="00033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s ist ein Tes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7T22:27:24.733573606</meta:creation-date>
    <dc:date>2020-04-27T22:27:57.837183570</dc:date>
    <meta:editing-duration>PT33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6.3.2.2$MacOSX_X86_64 LibreOffice_project/98b30e735bda24bc04ab42594c85f7fd8be07b9c</meta:generator>
  </office:meta>
</office:document-meta>
</file>